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mipleCa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l of Material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art Ref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RL</text:p>
          </table:table-cell>
          <table:table-cell table:number-columns-repeated="6"/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,C2,C3</text:p>
          </table:table-cell>
          <table:table-cell office:value-type="string" calcext:value-type="string">
            <text:p>100nF Ceramic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ouser.com/ProductDetail/594-A104M15X7RF5U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4,C5</text:p>
          </table:table-cell>
          <table:table-cell office:value-type="string" calcext:value-type="string">
            <text:p>1uF Ceramic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com/ProductDetail/80-C420C105K5R5TAU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660-MF1-4LCT52R472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ST39SF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804-39SF0407CPHE</text:p>
          </table:table-cell>
          <table:table-cell table:number-columns-repeated="6"/>
          <table:table-cell office:value-type="string" calcext:value-type="string">
            <text:p>4MBit, 8-bit by 512k EEPROM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74HCT0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95-SN74HCT00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74HCT13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95-SN74HCT138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Option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Right Angle Pin S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855-M20-9750242</text:p>
          </table:table-cell>
          <table:table-cell table:number-columns-repeated="6"/>
          <table:table-cell office:value-type="string" calcext:value-type="string">
            <text:p>Can use a wire or solder bridge instead</text:p>
          </table:table-cell>
        </table:table-row>
        <table:table-row table:style-name="ro1">
          <table:table-cell office:value-type="string" calcext:value-type="string">
            <text:p>JP1 Jumper</text:p>
          </table:table-cell>
          <table:table-cell office:value-type="string" calcext:value-type="string">
            <text:p>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474-PRT-09044</text:p>
          </table:table-cell>
          <table:table-cell table:number-columns-repeated="6"/>
          <table:table-cell office:value-type="string" calcext:value-type="string">
            <text:p>Can use a wire or solder bridge instead</text:p>
          </table:table-cell>
        </table:table-row>
        <table:table-row table:style-name="ro1">
          <table:table-cell office:value-type="string" calcext:value-type="string">
            <text:p>U1 Socket</text:p>
          </table:table-cell>
          <table:table-cell office:value-type="string" calcext:value-type="string">
            <text:p>32P Wide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32-6004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U2 Socket</text:p>
          </table:table-cell>
          <table:table-cell office:value-type="string" calcext:value-type="string">
            <text:p>14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14-3000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U3 Socket</text:p>
          </table:table-cell>
          <table:table-cell office:value-type="string" calcext:value-type="string">
            <text:p>16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16-3004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Cartridge 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uramasaentertainment.com/product/famicom-cartridge-shell-transparent/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m Soderstrom</meta:initial-creator>
    <meta:creation-date>2024-10-01T12:50:07.861457151</meta:creation-date>
    <dc:date>2024-10-02T17:26:08.658817910</dc:date>
    <dc:creator>Tim Soderstrom</dc:creator>
    <meta:editing-duration>PT44M20S</meta:editing-duration>
    <meta:editing-cycles>4</meta:editing-cycles>
    <meta:generator>LibreOffice/7.3.7.2$Linux_X86_64 LibreOffice_project/30$Build-2</meta:generator>
    <meta:document-statistic meta:table-count="1" meta:cell-count="62" meta:object-count="0"/>
  </office:meta>
</office:document-meta>
</file>